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Verdana" fo:background-color="#ffffff"/>
    </style:style>
    <style:style style:name="P2" style:family="paragraph" style:parent-style-name="Standard">
      <style:text-properties fo:color="#000000" style:font-name="Verdana" fo:background-color="#ffffff"/>
    </style:style>
    <style:style style:name="P3" style:family="paragraph" style:parent-style-name="Standard" style:master-page-name="Standard">
      <style:paragraph-properties fo:text-align="center" style:justify-single-word="false" style:page-number="auto"/>
      <style:text-properties fo:color="#000000" style:font-name="Verdana" fo:background-color="#ffffff"/>
    </style:style>
    <style:style style:name="T1" style:family="text">
      <style:text-properties fo:color="#000000" style:font-name="Verdana" fo:background-color="#ffffff"/>
    </style:style>
    <style:style style:name="T2" style:family="text">
      <style:text-properties fo:color="#000000" style:font-name="Verdana" fo:font-style="italic" fo:background-color="#ffffff" style:font-style-asian="italic" style:font-style-complex="italic"/>
    </style:style>
    <style:style style:name="T3" style:family="text">
      <style:text-properties fo:color="#000000" style:font-name="Verdana" fo:font-style="normal" fo:background-color="#ffffff" style:font-style-asian="normal" style:font-style-complex="normal"/>
    </style:style>
    <style:style style:name="T4" style:family="text">
      <style:text-properties style:font-name="Verdana"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icle write-up</text:p>
      <text:p text:style-name="Standard"><text:span text:style-name="T1">The first article </text:span><text:span text:style-name="T2">Semaphores revisited with MMS</text:span><text:span text:style-name="T3"> mentions the usage of semaphores and talks about the their implementation and the code Dijkstra implements. <text:s/>However upon showing the code it reveals the proposed code idea. There are an extra set of variables that will all the client to know whether a request has failed or succeeded. At the current moment not too much can be said about the author. It should be noted that this was written for something related to operating systems given the title. This makes sense because semaphores are something that is used at that level and as such this paper could very well cause or have caused changes in the usage of it.</text:span></text:p>
      <text:p text:style-name="Standard"><text:span text:style-name="T3">The second article </text:span><text:span text:style-name="T2">Limitations of Dijkstra's</text:span><text:span text:style-name="T3"> </text:span><text:span text:style-name="T2">Semaphore Primitives and Petri nets </text:span><text:span text:style-name="T3">states that Dijkstra's original algorithm was not sufficiently strong enough to handle certain cases of synchronization. Although it doesn't delve too deep into he problems it does going on to suggest the change to fix this. The proposed solution involves an array of semaphores with a limit on the total number of semaphores. This would in turn allow for certain requests to happen without having to consult with some semaphores and allow for more complex problems to happen. This paper seems to be in a format very similar to the IEEE format making it seem like a research paper. This may have been something that was written and presented at a conference meaning it was something that was meant to be seen by others and judged by peers. This would mean that it was <text:s/>an implementation that someone saw as being of use and needed to be sold.</text:span></text:p>
      <text:p text:style-name="Standard"><text:span text:style-name="T3">The third article </text:span><text:span text:style-name="T2">Semaphores for Fair Scheduling Monitor Conditions</text:span><text:span text:style-name="T3"> mentions that Dijkstra's algorithm is a valid algorithm but has problems with the order of the requests. As is known you can have an order in your code for when to produce and when to consume but that doesn't mean that the processes will happen in that order. This paper suggests adding two more conditions for waiting in order make a fairer method of ordering. This will allow for an easier method of ordering and may be used to increase efficiency. This article seems to have also been made to show to others at a conference and this makes it seem like something that would hopefully be implemented by others.</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oft-page-break/><text:span text:style-name="T3">Bibliography</text:span></text:p>
      <text:p text:style-name="Standard"><text:span text:style-name="T1">Pierre Castori. 1995. Semaphores revisited with MM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29, 3 (July 1995), 49-63. DOI=10.1145/206826.206842 </text:span><text:a xlink:type="simple" xlink:href="http://doi.acm.org/10.1145/206826.206842"><text:span text:style-name="T4">http://doi.acm.org/10.1145/206826.206842</text:span></text:a></text:p>
      <text:p text:style-name="P1"/>
      <text:p text:style-name="Standard"><text:span text:style-name="T1">S. Rao Kosaraju. 1973. Limitations of Dijkstra's Semaphore Primitives and Petri net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7, 4 (January 1973), 122-126. DOI=10.1145/957195.808062 </text:span><text:a xlink:type="simple" xlink:href="http://doi.acm.org/10.1145/957195.808062"><text:span text:style-name="T4">http://doi.acm.org/10.1145/957195.808062</text:span></text:a></text:p>
      <text:p text:style-name="Standard"><text:span text:style-name="T1">Neil Dunstan. 1991. Semaphores for fair scheduling monitor conditions.</text:span><text:span text:style-name="apple-converted-space"><text:span text:style-name="T1"> </text:span></text:span><text:span text:style-name="Emphasis"><text:span text:style-name="T1">SIGOPS Oper. Syst. Rev.</text:span></text:span><text:span text:style-name="T1">25, 3 (May 1991), 27-31. DOI=10.1145/122572.122574 </text:span><text:a xlink:type="simple" xlink:href="http://doi.acm.org/10.1145/122572.122574"><text:span text:style-name="T4">http://doi.acm.org/10.1145/122572.122574</text:span></text:a></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14</meta:editing-cycles>
    <meta:creation-date>2014-04-02T18:16:00</meta:creation-date>
    <dc:date>2014-04-03T12:34:46</dc:date>
    <meta:editing-duration>PT53M48S</meta:editing-duration>
    <meta:generator>LibreOffice/3.5$Linux_x86 LibreOffice_project/350m1$Build-2</meta:generator>
    <meta:document-statistic meta:table-count="0" meta:image-count="0" meta:object-count="0" meta:page-count="2" meta:paragraph-count="8" meta:word-count="457" meta:character-count="2854" meta:non-whitespace-character-count="2403"/>
    <meta:user-defined meta:name="AppVersion">14.0000</meta:user-defined>
    <meta:user-defined meta:name="Company">Loyola Marymount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